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8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2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6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8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1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weight="bold" style:font-weight-asian="bold" style:font-weight-complex="bold" style:letter-kerning="true" fo:font-size="12pt" style:font-size-asian="12pt" style:font-size-complex="12pt" style:language-asian="en" style:country-asian="GB"/>
    </style:style>
    <style:style style:name="P2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2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6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  <style:style style:name="P28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Sparta Simulator Project</text:p>
      <text:p text:style-name="P2"/>
      <text:p text:style-name="P3">Group 1:<text:s/>Ahmed,<text:s/>Robert, Suleman, Sreenithi,<text:s/>Matt Lyons</text:p>
      <text:p text:style-name="Normal">Github repo:<text:s/>https://github.com/dannyjew/SimulationProjectData24Group1.git</text:p>
      <text:p text:style-name="Normal">^ this link is ready to use for a git clone</text:p>
      <text:p text:style-name="Normal">Jira:<text:s/><text:a xlink:href="https://spartaglobal.atlassian.net/jira/software/projects/DPG1/boards/294" office:target-frame-name="_top" xlink:show="replace"><text:span text:style-name="Hyperlink">DPG1 board - Agile board - JIRA (atlassian.net)</text:span></text:a></text:p>
      <text:p text:style-name="Normal">SCRUM Master:<text:s/>Ahmed</text:p>
      <text:p text:style-name="Normal">Business Analysts:<text:s/>Robert</text:p>
      <text:p text:style-name="Normal">Developers:<text:s/>Suleman,<text:s/>Sreenithi</text:p>
      <text:p text:style-name="Normal">Testers:<text:s/>Matt Lyons</text:p>
      <text:p text:style-name="Normal"/>
      <text:p text:style-name="P4">Group 2:<text:s/>Tia,<text:s/>Marcel, Leon, Matt Reddy,<text:s/>Gavinder</text:p>
      <text:p text:style-name="Normal">Github repo:<text:s/>https://github.com/dannyjew/SimulationProjectData24Group2.git</text:p>
      <text:p text:style-name="Normal">^ this link is ready to use for a git clone</text:p>
      <text:p text:style-name="Normal">Jira:<text:s/><text:a xlink:href="https://spartaglobal.atlassian.net/jira/software/projects/DPG2/boards/295" office:target-frame-name="_top" xlink:show="replace"><text:span text:style-name="Hyperlink">DPG2 board - Agile board - JIRA (atlassian.net)</text:span></text:a></text:p>
      <text:p text:style-name="Normal"/>
      <text:p text:style-name="Normal">SCRUM Master:<text:s/>Tia</text:p>
      <text:p text:style-name="Normal">Business Analysts:<text:s/>Marcel</text:p>
      <text:p text:style-name="Normal">Developers:<text:s/>Leon,<text:s/>Matt Reddy</text:p>
      <text:p text:style-name="Normal">Testers:<text:s/>Gav</text:p>
      <text:p text:style-name="Normal"/>
      <text:p text:style-name="P5">Event Timings:</text:p>
      <text:p text:style-name="Normal">Sprint Planning: 9:30-9:45</text:p>
      <text:p text:style-name="Normal">Daily SCRUM: 1:30-1:45</text:p>
      <text:p text:style-name="Normal">Sprint<text:s/>Review G1: 4:00-4:15</text:p>
      <text:p text:style-name="Normal">Sprint Review G2: 4:15-4:30</text:p>
      <text:p text:style-name="Normal">Sprint Retrospective (after Review)</text:p>
      <text:p text:style-name="Normal"/>
      <text:p text:style-name="P6">Requirements:</text:p>
      <text:list text:style-name="LFO1" text:continue-numbering="true">
        <text:list-item>
          <text:p text:style-name="P7">The tracker needs to be able to track time in a consistent way<text:s/></text:p>
        </text:list-item>
        <text:list-item>
          <text:p text:style-name="P8">The program starts by asking how long the simulation will run for<text:s/></text:p>
        </text:list-item>
        <text:list-item>
          <text:p text:style-name="P9">Every month, a<text:s/>random number of trainees are generated wanting to be trained (20 -30)<text:s/></text:p>
        </text:list-item>
        <text:list-item>
          <text:p text:style-name="P10">Every 2 months, Sparta global opens a training centre. They open instantly and can take trainees every month<text:s/></text:p>
        </text:list-item>
        <text:list-item>
          <text:p text:style-name="P11">A centre can train a max of 100 trainees and takes a random number of trainees every month. (0 - 20 trainees per month up to the max capacity)<text:s/></text:p>
        </text:list-item>
        <text:list-item>
          <text:p text:style-name="P12">If a centre is full, trainees can be moved to any other centre which is not full<text:s/></text:p>
        </text:list-item>
        <text:list-item>
          <text:p text:style-name="P13">If all centres are full, the trainees go onto a waiting list. This list must be served first before new<text:s/>trainees are taken<text:s/></text:p>
        </text:list-item>
        <text:list-item>
          <text:p text:style-name="P14">At the end of the simulation, output should show:<text:s/></text:p>
          <text:list text:continue-numbering="true">
            <text:list-item>
              <text:p text:style-name="P15">number of open centres<text:s/></text:p>
            </text:list-item>
            <text:list-item>
              <text:p text:style-name="P16">number of full centres<text:s/></text:p>
            </text:list-item>
            <text:list-item>
              <text:p text:style-name="P17">number of trainees currently training<text:s/></text:p>
            </text:list-item>
            <text:list-item>
              <text:p text:style-name="P18">number of trainees on the waiting list</text:p>
            </text:list-item>
          </text:list>
        </text:list-item>
      </text:list>
      <text:h text:style-name="P19" text:outline-level="1">Project Presentations: Thursday 4pm</text:h>
      <text:list text:style-name="LFO2" text:continue-numbering="true">
        <text:list-item>
          <text:p text:style-name="P20">Welcome,<text:s/>introduction of team and project<text:s/></text:p>
        </text:list-item>
        <text:list-item>
          <text:p text:style-name="P21">Requirements: Go through overview requirements of project requirements. It will take too long to go through all the requirements in detail<text:s/></text:p>
        </text:list-item>
        <text:list-item>
          <text:p text:style-name="P22">Break down of methodology in 2 parts:<text:s/></text:p>
          <text:list text:continue-numbering="true">
            <text:list-item>
              <text:p text:style-name="P23">Agile: Everyone will know what agile is so<text:s/>you do not need to explain terms. Explain how you implemented Agile and what you used to do it<text:s/></text:p>
            </text:list-item>
            <text:list-item>
              <text:p text:style-name="P24">Tools: What software, IDE, dependencies did you use? What did you use them for?<text:s/></text:p>
            </text:list-item>
          </text:list>
        </text:list-item>
        <text:list-item>
          <text:p text:style-name="P25">Demonstration: Show of time! Here you will walk everyone through your amazing app and what it can do. Plan this carefully so it flows nicely<text:s/></text:p>
        </text:list-item>
        <text:list-item>
          <text:p text:style-name="P26">Challenges and Successes: The scrum master will go through any difficulties the team faced and what your big wins were<text:s/></text:p>
        </text:list-item>
        <text:list-item>
          <text:p text:style-name="P27">Questions: Thank everyone for their time and take questions<text:s/></text:p>
        </text:list-item>
      </text:list>
      <text:p text:style-name="P28">This is a stakeholder level presentation so no technical detail is needed. Sell the business use of the app you created. The presentation will be in front of your class and product owner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a Kedra</meta:initial-creator>
    <dc:creator>Daniel Jew</dc:creator>
    <meta:creation-date>2021-06-17T07:58:00Z</meta:creation-date>
    <dc:date>2021-09-27T13:32:00Z</dc:date>
    <meta:template xlink:href="Normal" xlink:type="simple"/>
    <meta:editing-cycles>4</meta:editing-cycles>
    <meta:editing-duration>PT63180S</meta:editing-duration>
    <meta:document-statistic meta:page-count="2" meta:paragraph-count="5" meta:word-count="426" meta:character-count="2855" meta:row-count="20" meta:non-whitespace-character-count="2434"/>
  </office:meta>
</office:document-meta>
</file>